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GRANJA NADI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2424104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IREZ INFANTES, CARLOS ART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04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NUÑEZ, LUCIANO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9414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516993</text:p>
          </table:table-cell>
          <table:table-cell table:style-name="Tabla2.A2" office:value-type="string">
            <text:p text:style-name="P9">58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1:13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